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margin-top="0.139in" fo:margin-bottom="2.5in" loext:contextual-spacing="false" fo:line-height="100%" fo:orphans="2" fo:widows="2" fo:break-before="auto" fo:break-after="auto"/>
    </style:style>
    <style:style style:name="P3"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4"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5" style:family="paragraph" style:parent-style-name="Standard">
      <style:paragraph-properties fo:margin-top="0.139in" fo:margin-bottom="0in" loext:contextual-spacing="false" fo:line-height="125%" fo:orphans="2" fo:widows="2" fo:break-before="auto" fo:break-after="auto"/>
    </style:style>
    <style:style style:name="P6" style:family="paragraph" style:parent-style-name="Standard">
      <style:paragraph-properties fo:margin-top="0.139in" fo:margin-bottom="0in" loext:contextual-spacing="false" fo:line-height="125%" fo:orphans="2" fo:widows="2" fo:break-before="auto" fo:break-after="auto"/>
      <style:text-properties fo:color="#336633" fo:font-size="14pt" style:font-size-asian="14pt" style:font-size-complex="14pt"/>
    </style:style>
    <style:style style:name="P7" style:family="paragraph" style:parent-style-name="Standard" style:list-style-name="WWNum2">
      <style:paragraph-properties fo:margin-left="0.5in" fo:margin-right="0in" fo:margin-top="0.0398in" fo:margin-bottom="0in" loext:contextual-spacing="false" fo:text-indent="-0.25in" style:auto-text-indent="false"/>
    </style:style>
    <style:style style:name="P8" style:family="paragraph" style:parent-style-name="Standard" style:list-style-name="WWNum2">
      <style:paragraph-properties fo:margin-left="0.5in" fo:margin-right="0in" fo:margin-top="0in" fo:margin-bottom="0in" loext:contextual-spacing="false" fo:text-indent="-0.25in" style:auto-text-indent="false"/>
    </style:style>
    <style:style style:name="P9" style:family="paragraph" style:parent-style-name="Standard" style:list-style-name="WWNum2">
      <style:paragraph-properties fo:margin-left="0.5in" fo:margin-right="0in" fo:margin-top="0in" fo:margin-bottom="0.0429in" loext:contextual-spacing="false" fo:text-indent="-0.25in" style:auto-text-indent="false"/>
    </style:style>
    <style:style style:name="P1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1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13"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14" style:family="paragraph" style:parent-style-name="Standard">
      <style:paragraph-properties fo:break-before="auto" fo:break-after="auto"/>
    </style:style>
    <style:style style:name="P15" style:family="paragraph" style:parent-style-name="Heading_20_1" style:list-style-name="WWNum1"/>
    <style:style style:name="P16"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font-variant="small-caps" fo:color="#336633" fo:font-size="16pt" style:font-size-asian="16pt" style:font-size-complex="16pt"/>
    </style:style>
    <style:style style:name="T7" style:family="text">
      <style:text-properties fo:font-variant="small-caps" fo:color="#669966" fo:font-size="14pt" style:font-size-asian="14pt" style:font-size-complex="14pt"/>
    </style:style>
    <style:style style:name="T8" style:family="text">
      <style:text-properties fo:font-variant="small-caps" fo:color="#999966" style:font-name="Tahoma" fo:font-size="9pt" style:font-name-asian="Tahoma1" style:font-size-asian="9pt" style:font-name-complex="Tahoma1" style:font-size-complex="9pt"/>
    </style:style>
    <style:style style:name="T9" style:family="text">
      <style:text-properties style:font-name="Consolas" fo:font-style="italic" style:font-name-asian="Consolas1" style:font-style-asian="italic" style:font-name-complex="Consolas1"/>
    </style:style>
    <style:style style:name="T10" style:family="text">
      <style:text-properties style:font-name="Consolas" style:font-name-asian="Consolas1" style:font-name-complex="Consolas1"/>
    </style:style>
    <style:style style:name="T11" style:family="text">
      <style:text-properties style:font-name="Consolas" fo:font-size="11pt" fo:font-style="italic" style:font-name-asian="Consolas1" style:font-size-asian="11pt" style:font-style-asian="italic" style:font-name-complex="Consolas1" style:font-size-complex="11pt"/>
    </style:style>
    <style:style style:name="T12" style:family="text">
      <style:text-properties fo:font-weight="bold" style:font-weight-asian="bold"/>
    </style:style>
    <style:style style:name="T13" style:family="text">
      <style:text-properties style:text-underline-style="none"/>
    </style:style>
    <style:style style:name="T14"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bookmark text:name="_aczyuw2yex2w"/><text:span text:style-name="T1">Sistemas Informáticos (Computer Systems)</text:span><text:span text:style-name="T2"><text:line-break/></text:span><text:span text:style-name="T3">Scripting in Python 03. Activities 01</text:span></text:p>
      <text:p text:style-name="P2"><draw:frame draw:style-name="fr1" draw:name="image3.png" text:anchor-type="char" svg:x="0.7874in" svg:y="5.9055in" svg:width="6.6929in" svg:height="0.7917in" draw:z-index="1"><draw:image xlink:href="Pictures/10000201000003460000007AE797650DBFEC1736.png" xlink:type="simple" xlink:show="embed" xlink:actuate="onLoad" loext:mime-type="image/png"/></draw:frame><draw:frame draw:style-name="fr2" draw:name="image4.png" text:anchor-type="as-char" svg:width="0.4898in" svg:height="0.0626in" draw:z-index="0"><draw:image xlink:href="Pictures/100002010000002F00000006DBF21BC2612169B1.png" xlink:type="simple" xlink:show="embed" xlink:actuate="onLoad" loext:mime-type="image/png"/><svg:desc>short line</svg:desc></draw:frame></text:p>
      <text:p text:style-name="P3"/>
      <text:p text:style-name="P3"/>
      <text:p text:style-name="P3"/>
      <text:p text:style-name="P3"/>
      <text:p text:style-name="P3"/>
      <text:p text:style-name="P4"/>
      <text:p text:style-name="P4"/>
      <text:p text:style-name="P5"><text:span text:style-name="T5">Authors: Sergi García, Alfredo Oltra</text:span><draw:frame draw:style-name="fr3" draw:name="image2.png" text:anchor-type="char" svg:x="2.9689in" svg:y="0.5209in" svg:width="1.0091in" svg:height="0.3535in" draw:z-index="0"><draw:image xlink:href="Pictures/100002010000007600000029ABF5F7A91F7A9EF9.png" xlink:type="simple" xlink:show="embed" xlink:actuate="onLoad" loext:mime-type="image/png"/></draw:frame></text:p>
      <text:p text:style-name="P5"><text:span text:style-name="T5">Updated October 2023</text:span></text:p>
      <text:p text:style-name="P6"/>
      <text:p text:style-name="P5"><text:span text:style-name="T6">Scripting in Python - Part 03</text:span></text:p>
      <text:list xml:id="list2358253166" text:style-name="WWNum1">
        <text:list-item>
          <text:p text:style-name="P15"><text:bookmark text:name="_dbh0n1vac4c8"/>Previous information</text:p>
        </text:list-item>
      </text:list>
      <text:p text:style-name="Standard">The objective of this unit is to make calls to the OS, so it is necessary to know the possible actions that the OS can perform. In the next units, we will know many of the commands that the terminal (both Linux/MacOs and Windows) has, but there are some basics that we can already know.</text:p>
      <text:p text:style-name="Standard">Keep in mind that the same functionality does not have to be done in the same way in Windows and Linux/MacOs so you will indicate the necessary commands to do the activities in both OS. Unless otherwise indicated, you must perform the activity for one or another system.</text:p>
      <text:list xml:id="list121302825924449" text:continue-numbering="true" text:style-name="WWNum1">
        <text:list-item>
          <text:p text:style-name="P15"><text:bookmark text:name="_2jzz971mu4xs"/>Exercise 01</text:p>
        </text:list-item>
      </text:list>
      <text:p text:style-name="Standard">Create a single program that shows what is the current directory.</text:p>
      <text:p text:style-name="Standard">In Linux/MacOS you have to use the command “<text:span text:style-name="T9">pwd</text:span>”.</text:p>
      <text:p text:style-name="Standard">In Windows you have to use the command cd. This command actually exists on both (Linux/MacOS and Windows) and is used (along with a parameter) to change directories, but on Windows, if used without parameters returns the current directory.</text:p>
      <text:list xml:id="list121302526486834" text:continue-numbering="true" text:style-name="WWNum1">
        <text:list-item>
          <text:p text:style-name="P15"><text:bookmark text:name="_ysosq7ttjocg"/>Exercise 02</text:p>
        </text:list-item>
      </text:list>
      <text:p text:style-name="Standard">Create a program that displays the contents of the current folder. In Linux/MacOS you have to use the command “<text:span text:style-name="T9">ls</text:span>”. On Windows you have to use the command “<text:span text:style-name="T9">dir</text:span>”.</text:p>
      <text:list xml:id="list121302591545504" text:continue-numbering="true" text:style-name="WWNum1">
        <text:list-item>
          <text:p text:style-name="P15"><text:bookmark text:name="_jaof80u194ex"/>Exercise 03</text:p>
        </text:list-item>
      </text:list>
      <text:p text:style-name="Standard">Create a program that displays the contents of the current folder, including hidden files.</text:p>
      <text:p text:style-name="Standard">The vast majority of OS commands need, or at least support, parameters. These parameters are information that is added to the command to particularize its action. In our case, both (“ls” and “dir”) have many of them. You can see all available executing in Linux/MacOS “<text:span text:style-name="T9">man ls</text:span>” and on Windows with “<text:span text:style-name="T9">help dir</text:span>”.</text:p>
      <text:p text:style-name="Standard"><text:soft-page-break/>In Linux/MacOS the hidden files start with . , for example “<text:span text:style-name="T9">.file</text:span>”.</text:p>
      <text:list xml:id="list121303236325152" text:continue-numbering="true" text:style-name="WWNum1">
        <text:list-item>
          <text:p text:style-name="P15"><text:bookmark text:name="_i72tmcjvm810"/>Exercise 04</text:p>
        </text:list-item>
      </text:list>
      <text:p text:style-name="Standard">Create a program that creates a folder named “<text:span text:style-name="T9">SIN-Python-Block2</text:span>”.</text:p>
      <text:p text:style-name="Standard">In Linux/MacOS you have to use the command “<text:span text:style-name="T9">mkdir</text:span>”.</text:p>
      <text:p text:style-name="Standard">On Windows you have to use the command “<text:span text:style-name="T9">md</text:span>”. (“<text:span text:style-name="T9">mkdir</text:span>” <text:s/>is also valid).</text:p>
      <text:list xml:id="list121302950813926" text:continue-numbering="true" text:style-name="WWNum1">
        <text:list-item>
          <text:p text:style-name="P15"><text:bookmark text:name="_agn7e5va2ks1"/>Exercise 05</text:p>
        </text:list-item>
      </text:list>
      <text:p text:style-name="Standard">The solution to problem 1 has the disadvantage that you have to create different versions depending on the operating system. But Python provides other functions to be able to perform that operation in any OS. Create a new program that works on both platforms.</text:p>
      <text:p text:style-name="Standard"/>
      <text:list xml:id="list121302315588375" text:continue-numbering="true" text:style-name="WWNum1">
        <text:list-item>
          <text:p text:style-name="P15"><text:bookmark text:name="_vn6dngj2ln9r"/>Exercise 06</text:p>
        </text:list-item>
      </text:list>
      <text:p text:style-name="Standard">Repeat the exercise number 4 but creating a program that works on <text:s/>Linux/MacOS and Windows (without using “<text:span text:style-name="T9">mkdir</text:span>” command).</text:p>
      <text:list xml:id="list121302327183408" text:continue-numbering="true" text:style-name="WWNum1">
        <text:list-item>
          <text:p text:style-name="P15"><text:bookmark text:name="_evyio5jtxqg2"/>Exercise 07</text:p>
        </text:list-item>
      </text:list>
      <text:p text:style-name="Standard">Creates a program that displays on screen a list of all files in the current directory in green.</text:p>
      <text:p text:style-name="Standard">In Linux/MacOS you have to use the command “<text:span text:style-name="T9">ls</text:span>” with the parameter “<text:span text:style-name="T9">-l</text:span>”.</text:p>
      <text:p text:style-name="Standard">On Windows, you have to use the command “<text:span text:style-name="T9">dir</text:span>”.</text:p>
      <text:p text:style-name="Standard">The run function returns a special variable called object. Although the explanation of what an object is not trivial, in a simplified way it could be said that it is a variable in which its information is distributed in sections. </text:p>
      <text:p text:style-name="Standard">In our case, among others, there are 3 sections that interest us:</text:p>
      <text:list xml:id="list1495966064" text:style-name="WWNum2">
        <text:list-item>
          <text:p text:style-name="P7"><text:span text:style-name="T12">“stdout”</text:span>: the information generated by the execution of the command.</text:p>
        </text:list-item>
        <text:list-item>
          <text:p text:style-name="P8">“<text:span text:style-name="T12">stderr</text:span>”: information on the error, if the execution was not correct.</text:p>
        </text:list-item>
        <text:list-item>
          <text:p text:style-name="P9">“<text:span text:style-name="T12">returncode</text:span>”: zero in case everything is right, or a number referencing an error.</text:p>
        </text:list-item>
      </text:list>
      <text:p text:style-name="Standard">To access each section you must use a dot. For example, if “<text:span text:style-name="T9">myObject</text:span><text:span text:style-name="T10">”</text:span> is the name of the variable, “<text:span text:style-name="T9">myBobjet.sdterr</text:span>” allows access to the sdterr value of the “<text:span text:style-name="T9">myObject”</text:span> object.</text:p>
      <text:p text:style-name="P1">In order to get run to return the data rightly, it is necessary to indicate as parameters <text:span text:style-name="T10">“</text:span><text:span text:style-name="T9">universal_newlines=True,stdout=subprocess.PIPE and <text:s/>stderr=subprocess.PIPE</text:span><text:span text:style-name="T10">”.</text:span></text:p>
      <text:list xml:id="list121301539225019" text:continue-list="list121302327183408" text:style-name="WWNum1">
        <text:list-item>
          <text:p text:style-name="P15"><text:bookmark text:name="_vm4jjvt6iwiv"/>Exercise 08</text:p>
        </text:list-item>
      </text:list>
      <text:p text:style-name="Standard">Create a program that generates the following directory structure using subprocess module:</text:p>
      <text:p text:style-name="Standard"><text:tab/>SIN Python</text:p>
      <text:p text:style-name="Standard"><text:s text:c="3"/><text:tab/>∟ Block2</text:p>
      <text:p text:style-name="Standard"><text:s text:c="6"/><text:tab/>∟ Activity1 <text:s text:c="3"/></text:p>
      <text:p text:style-name="Standard"><text:soft-page-break/><text:s text:c="3"/><text:tab/>∟ Block3</text:p>
      <text:p text:style-name="Standard"><text:s text:c="6"/><text:tab/>∟ Activity1</text:p>
      <text:p text:style-name="Standard">In Linux/MacOS and Windows, the command “<text:span text:style-name="T11">cd</text:span>” allows changing directory.</text:p>
      <text:list xml:id="list121303144108317" text:continue-numbering="true" text:style-name="WWNum1">
        <text:list-item>
          <text:p text:style-name="P15"><text:bookmark text:name="_7w3dageynxzs"/>Exercise 09</text:p>
        </text:list-item>
      </text:list>
      <text:p text:style-name="Standard">Create a program that generates the directory structure of the exercise 8 that works on Linux/MacOS and Windows platforms.</text:p>
      <text:list xml:id="list121303458848786" text:continue-numbering="true" text:style-name="WWNum1">
        <text:list-item>
          <text:p text:style-name="P15"><text:bookmark text:name="_7evi33n8lwfv"/>Exercise 10</text:p>
        </text:list-item>
      </text:list>
      <text:p text:style-name="Standard">Write a program that requests the user's name, age and number of years of membership in the company. With this information, create a folder with the user's name and, if the sum of the age and years in the company is greater than 35, a sub-folder called “private”.</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Informáticos (Computers Systems)<text:tab/><text:tab/>Scripting in Python - Part 03</text:span></text:p>
      </style:header>
      <style:footer>
        <text:p text:style-name="MP4"><text:span text:style-name="MT1">CFGS DAM/DAW<text:tab/><text:tab/>Scripting in Python - Part 03 - Page </text:span><text:page-number text:select-page="current">3</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3" meta:paragraph-count="51" meta:word-count="720" meta:character-count="4238" meta:non-whitespace-character-count="3549"/>
    <meta:generator>LibreOfficeDev/6.0.5.2$Linux_X86_64 LibreOffice_project/</meta:generator>
  </office:meta>
</office:document-meta>
</file>